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599d" officeooo:rsid="001a0d50" officeooo:paragraph-rsid="001a0d50"/>
    </style:style>
    <style:style style:name="P2" style:family="paragraph" style:parent-style-name="Standard" style:list-style-name="L1">
      <style:text-properties fo:color="#00599d" officeooo:rsid="001d21a0" officeooo:paragraph-rsid="001d21a0"/>
    </style:style>
    <style:style style:name="P3" style:family="paragraph" style:parent-style-name="Standard" style:list-style-name="L1">
      <style:text-properties fo:color="#00599d" officeooo:rsid="001f15f6" officeooo:paragraph-rsid="001f15f6"/>
    </style:style>
    <style:style style:name="P4" style:family="paragraph" style:parent-style-name="Standard" style:list-style-name="L1">
      <style:text-properties fo:color="#00599d" officeooo:rsid="00228faf" officeooo:paragraph-rsid="00228faf"/>
    </style:style>
    <style:style style:name="P5" style:family="paragraph" style:parent-style-name="Standard">
      <style:text-properties fo:color="#00599d" officeooo:rsid="0028a1bf" officeooo:paragraph-rsid="0028a1bf"/>
    </style:style>
    <style:style style:name="P6" style:family="paragraph" style:parent-style-name="Standard" style:list-style-name="L1">
      <style:text-properties fo:color="#00599d" officeooo:rsid="0028a1bf" officeooo:paragraph-rsid="0028a1bf"/>
    </style:style>
    <style:style style:name="P7" style:family="paragraph" style:parent-style-name="Standard" style:list-style-name="L1">
      <style:text-properties fo:color="#00599d" officeooo:rsid="0027b606" officeooo:paragraph-rsid="0027b606"/>
    </style:style>
    <style:style style:name="P8" style:family="paragraph" style:parent-style-name="Standard" style:list-style-name="L1">
      <style:text-properties fo:color="#00599d" officeooo:rsid="002a445f" officeooo:paragraph-rsid="002a445f"/>
    </style:style>
    <style:style style:name="P9" style:family="paragraph" style:parent-style-name="Standard" style:list-style-name="L1">
      <style:text-properties fo:color="#00599d" officeooo:rsid="002be9e3" officeooo:paragraph-rsid="002be9e3"/>
    </style:style>
    <style:style style:name="P10" style:family="paragraph" style:parent-style-name="Standard">
      <style:text-properties fo:color="#00599d" officeooo:rsid="002ed598" officeooo:paragraph-rsid="002ed598"/>
    </style:style>
    <style:style style:name="P11" style:family="paragraph" style:parent-style-name="Standard">
      <style:text-properties fo:color="#00599d" officeooo:rsid="00308d06" officeooo:paragraph-rsid="00308d06"/>
    </style:style>
    <style:style style:name="P12" style:family="paragraph" style:parent-style-name="Standard">
      <style:text-properties fo:color="#00599d" officeooo:rsid="00336241" officeooo:paragraph-rsid="00336241"/>
    </style:style>
    <style:style style:name="P13" style:family="paragraph" style:parent-style-name="Standard" style:list-style-name="L1">
      <style:text-properties officeooo:rsid="0015adfc" officeooo:paragraph-rsid="0015adfc"/>
    </style:style>
    <style:style style:name="P14" style:family="paragraph" style:parent-style-name="Standard" style:list-style-name="L1">
      <style:text-properties officeooo:rsid="0015adfc" officeooo:paragraph-rsid="002346b4"/>
    </style:style>
    <style:style style:name="P15" style:family="paragraph" style:parent-style-name="Standard" style:list-style-name="L1">
      <style:text-properties officeooo:rsid="002be9e3" officeooo:paragraph-rsid="002be9e3"/>
    </style:style>
    <style:style style:name="P16" style:family="paragraph" style:parent-style-name="Standard" style:list-style-name="L1">
      <style:text-properties officeooo:rsid="0016caca" officeooo:paragraph-rsid="0016caca"/>
    </style:style>
    <style:style style:name="P17" style:family="paragraph" style:parent-style-name="Standard" style:list-style-name="L1">
      <style:text-properties officeooo:rsid="0016caca" officeooo:paragraph-rsid="002be9e3"/>
    </style:style>
    <style:style style:name="P18" style:family="paragraph" style:parent-style-name="Standard" style:list-style-name="L1">
      <style:text-properties officeooo:rsid="0016caca" officeooo:paragraph-rsid="0015adfc"/>
    </style:style>
    <style:style style:name="P19" style:family="paragraph" style:parent-style-name="Standard" style:list-style-name="L1">
      <style:text-properties officeooo:rsid="00181992" officeooo:paragraph-rsid="00181992"/>
    </style:style>
    <style:style style:name="P20" style:family="paragraph" style:parent-style-name="Standard" style:list-style-name="L1">
      <style:text-properties officeooo:rsid="001f15f6" officeooo:paragraph-rsid="001f15f6"/>
    </style:style>
    <style:style style:name="P21" style:family="paragraph" style:parent-style-name="Standard">
      <style:text-properties officeooo:rsid="001f500c" officeooo:paragraph-rsid="001f500c"/>
    </style:style>
    <style:style style:name="P22" style:family="paragraph" style:parent-style-name="Standard" style:list-style-name="L1">
      <style:text-properties officeooo:rsid="001f500c" officeooo:paragraph-rsid="001f500c"/>
    </style:style>
    <style:style style:name="P23" style:family="paragraph" style:parent-style-name="Standard" style:list-style-name="L1">
      <style:text-properties officeooo:rsid="002066c0" officeooo:paragraph-rsid="002066c0"/>
    </style:style>
    <style:style style:name="P24" style:family="paragraph" style:parent-style-name="Standard" style:list-style-name="L1">
      <style:text-properties officeooo:rsid="002066c0" officeooo:paragraph-rsid="0020a94c"/>
    </style:style>
    <style:style style:name="P25" style:family="paragraph" style:parent-style-name="Standard" style:list-style-name="L1">
      <style:text-properties officeooo:rsid="0020a94c" officeooo:paragraph-rsid="0020a94c"/>
    </style:style>
    <style:style style:name="P26" style:family="paragraph" style:parent-style-name="Standard" style:list-style-name="L1">
      <style:text-properties officeooo:rsid="0020f322" officeooo:paragraph-rsid="0020a94c"/>
    </style:style>
    <style:style style:name="P27" style:family="paragraph" style:parent-style-name="Standard" style:list-style-name="L1">
      <style:text-properties officeooo:rsid="0020f322" officeooo:paragraph-rsid="0020f322"/>
    </style:style>
    <style:style style:name="P28" style:family="paragraph" style:parent-style-name="Standard" style:list-style-name="L1">
      <style:text-properties officeooo:rsid="00228faf" officeooo:paragraph-rsid="00228faf"/>
    </style:style>
    <style:style style:name="P29" style:family="paragraph" style:parent-style-name="Standard" style:list-style-name="L1">
      <style:text-properties officeooo:rsid="002346b4" officeooo:paragraph-rsid="002346b4"/>
    </style:style>
    <style:style style:name="P30" style:family="paragraph" style:parent-style-name="Standard" style:list-style-name="L1">
      <style:text-properties officeooo:rsid="002346b4" officeooo:paragraph-rsid="00321a52"/>
    </style:style>
    <style:style style:name="P31" style:family="paragraph" style:parent-style-name="Standard">
      <style:text-properties officeooo:rsid="00251af1" officeooo:paragraph-rsid="00251af1"/>
    </style:style>
    <style:style style:name="P32" style:family="paragraph" style:parent-style-name="Standard" style:list-style-name="L1">
      <style:text-properties officeooo:rsid="00251af1" officeooo:paragraph-rsid="00251af1"/>
    </style:style>
    <style:style style:name="P33" style:family="paragraph" style:parent-style-name="Standard" style:list-style-name="L1">
      <style:text-properties officeooo:rsid="00268105" officeooo:paragraph-rsid="00268105"/>
    </style:style>
    <style:style style:name="P34" style:family="paragraph" style:parent-style-name="Standard" style:list-style-name="L1">
      <style:text-properties officeooo:rsid="00268105" officeooo:paragraph-rsid="003324a3"/>
    </style:style>
    <style:style style:name="P35" style:family="paragraph" style:parent-style-name="Standard">
      <style:text-properties officeooo:rsid="0027b606" officeooo:paragraph-rsid="0027b606"/>
    </style:style>
    <style:style style:name="P36" style:family="paragraph" style:parent-style-name="Standard" style:list-style-name="L1">
      <style:text-properties officeooo:rsid="0027b606" officeooo:paragraph-rsid="0027b606"/>
    </style:style>
    <style:style style:name="P37" style:family="paragraph" style:parent-style-name="Standard" style:list-style-name="L1">
      <style:text-properties officeooo:rsid="0027b606" officeooo:paragraph-rsid="00336241"/>
    </style:style>
    <style:style style:name="P38" style:family="paragraph" style:parent-style-name="Standard" style:list-style-name="L1">
      <style:text-properties officeooo:rsid="0028a1bf" officeooo:paragraph-rsid="0028a1bf"/>
    </style:style>
    <style:style style:name="P39" style:family="paragraph" style:parent-style-name="Standard">
      <style:text-properties officeooo:rsid="002a445f" officeooo:paragraph-rsid="002a445f"/>
    </style:style>
    <style:style style:name="P40" style:family="paragraph" style:parent-style-name="Standard" style:list-style-name="L1">
      <style:text-properties officeooo:rsid="002a445f" officeooo:paragraph-rsid="002a445f"/>
    </style:style>
    <style:style style:name="P41" style:family="paragraph" style:parent-style-name="Standard" style:list-style-name="L1">
      <style:text-properties officeooo:rsid="002a445f" officeooo:paragraph-rsid="00336241"/>
    </style:style>
    <style:style style:name="P42" style:family="paragraph" style:parent-style-name="Standard" style:list-style-name="L1">
      <style:text-properties fo:color="#00a65d" officeooo:rsid="001d21a0" officeooo:paragraph-rsid="001d21a0"/>
    </style:style>
    <style:style style:name="P43" style:family="paragraph" style:parent-style-name="Standard" style:list-style-name="L1">
      <style:text-properties fo:color="#00a65d" officeooo:rsid="001f15f6" officeooo:paragraph-rsid="001f15f6"/>
    </style:style>
    <style:style style:name="P44" style:family="paragraph" style:parent-style-name="Standard" style:list-style-name="L1">
      <style:text-properties fo:color="#00a65d" officeooo:rsid="001f15f6" officeooo:paragraph-rsid="002ed598"/>
    </style:style>
    <style:style style:name="P45" style:family="paragraph" style:parent-style-name="Standard" style:list-style-name="L1">
      <style:text-properties fo:color="#00a65d" officeooo:rsid="001f500c" officeooo:paragraph-rsid="001f500c"/>
    </style:style>
    <style:style style:name="P46" style:family="paragraph" style:parent-style-name="Standard">
      <style:text-properties fo:color="#00a65d" officeooo:rsid="002ed598" officeooo:paragraph-rsid="002ed598"/>
    </style:style>
    <style:style style:name="P47" style:family="paragraph" style:parent-style-name="Standard">
      <style:text-properties fo:color="#00a65d" officeooo:rsid="002e7689" officeooo:paragraph-rsid="002e7689"/>
    </style:style>
    <style:style style:name="P48" style:family="paragraph" style:parent-style-name="Standard" style:list-style-name="L1">
      <style:text-properties fo:color="#00a65d" officeooo:rsid="002066c0" officeooo:paragraph-rsid="002066c0"/>
    </style:style>
    <style:style style:name="P49" style:family="paragraph" style:parent-style-name="Standard" style:list-style-name="L1">
      <style:text-properties fo:color="#00a65d" officeooo:rsid="002346b4" officeooo:paragraph-rsid="002346b4"/>
    </style:style>
    <style:style style:name="P50" style:family="paragraph" style:parent-style-name="Standard">
      <style:text-properties fo:color="#00a65d" officeooo:rsid="00308d06" officeooo:paragraph-rsid="00308d06"/>
    </style:style>
    <style:style style:name="P51" style:family="paragraph" style:parent-style-name="Standard" style:list-style-name="L1">
      <style:text-properties fo:color="#00a65d" officeooo:rsid="0028a1bf" officeooo:paragraph-rsid="0028a1bf"/>
    </style:style>
    <style:style style:name="P52" style:family="paragraph" style:parent-style-name="Standard">
      <style:text-properties fo:color="#00a65d" officeooo:rsid="00336241" officeooo:paragraph-rsid="00336241"/>
    </style:style>
    <style:style style:name="P53" style:family="paragraph" style:parent-style-name="Standard" style:list-style-name="L1">
      <style:text-properties fo:color="#00a65d" officeooo:rsid="00336241" officeooo:paragraph-rsid="00336241"/>
    </style:style>
    <style:style style:name="P54" style:family="paragraph" style:parent-style-name="Standard">
      <style:text-properties style:use-window-font-color="true" officeooo:rsid="001f15f6" officeooo:paragraph-rsid="001f15f6"/>
    </style:style>
    <style:style style:name="P55" style:family="paragraph" style:parent-style-name="Standard">
      <style:text-properties officeooo:rsid="002ed598" officeooo:paragraph-rsid="002ed598"/>
    </style:style>
    <style:style style:name="P56" style:family="paragraph" style:parent-style-name="Standard" style:list-style-name="L1">
      <style:text-properties officeooo:rsid="002ed598" officeooo:paragraph-rsid="002ed598"/>
    </style:style>
    <style:style style:name="P57" style:family="paragraph" style:parent-style-name="Standard">
      <style:text-properties officeooo:rsid="00301882" officeooo:paragraph-rsid="00301882"/>
    </style:style>
    <style:style style:name="P58" style:family="paragraph" style:parent-style-name="Standard">
      <style:text-properties officeooo:rsid="00308d06" officeooo:paragraph-rsid="00308d06"/>
    </style:style>
    <style:style style:name="P59" style:family="paragraph" style:parent-style-name="Standard" style:list-style-name="L1">
      <style:text-properties officeooo:rsid="00321a52" officeooo:paragraph-rsid="00321a52"/>
    </style:style>
    <style:style style:name="P60" style:family="paragraph" style:parent-style-name="Standard">
      <style:text-properties officeooo:rsid="00321a52" officeooo:paragraph-rsid="00321a52"/>
    </style:style>
    <style:style style:name="P61" style:family="paragraph" style:parent-style-name="Standard">
      <style:text-properties officeooo:rsid="00334e95" officeooo:paragraph-rsid="00334e95"/>
    </style:style>
    <style:style style:name="P62" style:family="paragraph" style:parent-style-name="Standard">
      <style:text-properties officeooo:rsid="00336241" officeooo:paragraph-rsid="00336241"/>
    </style:style>
    <style:style style:name="P63" style:family="paragraph" style:parent-style-name="Standard" style:list-style-name="L1">
      <style:text-properties officeooo:rsid="00336241" officeooo:paragraph-rsid="00336241"/>
    </style:style>
    <style:style style:name="P64" style:family="paragraph" style:parent-style-name="Marginalia" style:list-style-name="L1"/>
    <style:style style:name="T1" style:family="text">
      <style:text-properties officeooo:rsid="001d21a0"/>
    </style:style>
    <style:style style:name="T2" style:family="text">
      <style:text-properties officeooo:rsid="001f15f6"/>
    </style:style>
    <style:style style:name="T3" style:family="text">
      <style:text-properties officeooo:rsid="0020f322"/>
    </style:style>
    <style:style style:name="T4" style:family="text">
      <style:text-properties officeooo:rsid="00216d44"/>
    </style:style>
    <style:style style:name="T5" style:family="text">
      <style:text-properties officeooo:rsid="002be9e3"/>
    </style:style>
    <style:style style:name="T6" style:family="text">
      <style:text-properties fo:color="#00599d"/>
    </style:style>
    <style:style style:name="T7" style:family="text">
      <style:text-properties officeooo:rsid="002c52cc"/>
    </style:style>
    <style:style style:name="T8" style:family="text">
      <style:text-properties officeooo:rsid="002e7689"/>
    </style:style>
    <style:style style:name="T9" style:family="text">
      <style:text-properties officeooo:rsid="002ed598"/>
    </style:style>
    <style:style style:name="T10" style:family="text">
      <style:text-properties officeooo:rsid="00301882"/>
    </style:style>
    <style:style style:name="T11" style:family="text">
      <style:text-properties officeooo:rsid="00308d06"/>
    </style:style>
    <style:style style:name="T12" style:family="text">
      <style:text-properties officeooo:rsid="00321a52"/>
    </style:style>
    <style:style style:name="T13" style:family="text">
      <style:text-properties officeooo:rsid="003324a3"/>
    </style:style>
    <style:style style:name="T14" style:family="text">
      <style:text-properties officeooo:rsid="00334e95"/>
    </style:style>
    <style:style style:name="T15" style:family="text">
      <style:text-properties officeooo:rsid="003362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5007776" text:style-name="L1">
        <text:list-item>
          <text:p text:style-name="P56">NOTE <text:s/>- Paste code from an editor, not from here, indent is messed</text:p>
        </text:list-item>
        <text:list-item>
          <text:p text:style-name="P13"/>
        </text:list-item>
        <text:list-item>
          <text:p text:style-name="P13">Playing with Prolog</text:p>
        </text:list-item>
        <text:list-item>
          <text:p text:style-name="P15">Anne Ogborn</text:p>
        </text:list-item>
        <text:list-item>
          <text:p text:style-name="P18"/>
        </text:list-item>
        <text:list-item>
          <text:p text:style-name="P16">FADE IN</text:p>
        </text:list-item>
        <text:list-item>
          <text:p text:style-name="P16">TITLE CARD</text:p>
        </text:list-item>
        <text:list-item>
          <text:p text:style-name="P16">Train Consists with clp(fd)</text:p>
        </text:list-item>
        <text:list-item>
          <text:p text:style-name="P19"><text:span text:style-name="T1">TRAIN</text:span> <text:span text:style-name="T1">MUSIC</text:span> over...</text:p>
        </text:list-item>
        <text:list-item>
          <text:p text:style-name="P16"/>
        </text:list-item>
        <text:list-item>
          <text:p text:style-name="P19"><text:span text:style-name="T1">DISSOLVE</text:span> TO</text:p>
        </text:list-item>
        <text:list-item>
          <text:p text:style-name="P19"/>
        </text:list-item>
        <text:list-item>
          <text:p text:style-name="P64">Int – LARS at a table – he’s wearing absurd RAILFAN STUFF like an engineers hat.</text:p>
        </text:list-item>
        <text:list-item>
          <text:p text:style-name="P64">In front of him is a table with TOY TRAIN CARS.</text:p>
        </text:list-item>
        <text:list-item>
          <text:p text:style-name="P1"/>
        </text:list-item>
        <text:list-item>
          <text:p text:style-name="P2">LARS is rearranging TRAIN CARS. He’s frustrated.</text:p>
        </text:list-item>
        <text:list-item>
          <text:p text:style-name="P2"/>
        </text:list-item>
        <text:list-item>
          <text:p text:style-name="P2">TRAIN MUSIC fades out</text:p>
        </text:list-item>
        <text:list-item>
          <text:p text:style-name="P2"/>
        </text:list-item>
        <text:list-item>
          <text:p text:style-name="P2">LARS is startled, looks up. <text:s/></text:p>
        </text:list-item>
        <text:list-item>
          <text:p text:style-name="P2"/>
        </text:list-item>
        <text:list-item>
          <text:p text:style-name="P2">LARS: Oh, Hi Annie! It’s you.</text:p>
        </text:list-item>
      </text:list>
      <text:p text:style-name="P10">********************</text:p>
      <text:list xml:id="list130947875074493" text:continue-numbering="true" text:style-name="L1">
        <text:list-item>
          <text:p text:style-name="P42">CUT TO Annie. <text:span text:style-name="T2">She’s wearing a TRAIN CAP</text:span></text:p>
        </text:list-item>
        <text:list-item>
          <text:p text:style-name="P42"/>
        </text:list-item>
        <text:list-item>
          <text:p text:style-name="P42"><text:span text:style-name="T2">ANNIE: </text:span>Hey Lars! <text:s/><text:span text:style-name="T2">What’s the matter? Aren’t you having fun with trains?</text:span></text:p>
        </text:list-item>
      </text:list>
      <text:p text:style-name="P55">********************</text:p>
      <text:list xml:id="list130947128435435" text:continue-numbering="true" text:style-name="L1">
        <text:list-item>
          <text:p text:style-name="P3">CUT TO <text:span text:style-name="T9">LONG SHOT </text:span>Lars trains – he shuffling the order around.</text:p>
        </text:list-item>
        <text:list-item>
          <text:p text:style-name="P3"/>
        </text:list-item>
        <text:list-item>
          <text:p text:style-name="P3">LARS: Oh, I’m frustrated – I’m wondering what order I should put my train cars in!</text:p>
        </text:list-item>
      </text:list>
      <text:p text:style-name="P10">***********************</text:p>
      <text:list xml:id="list130947396847917" text:continue-numbering="true" text:style-name="L1">
        <text:list-item>
          <text:p text:style-name="P3">CUT To Lars c/u</text:p>
        </text:list-item>
        <text:list-item>
          <text:p text:style-name="P3"/>
        </text:list-item>
        <text:list-item>
          <text:p text:style-name="P3">Lars is unhappy – Then he brightens up -</text:p>
        </text:list-item>
        <text:list-item>
          <text:p text:style-name="P3"/>
        </text:list-item>
        <text:list-item>
          <text:p text:style-name="P3">LARS: Maybe Prolog could help!</text:p>
        </text:list-item>
        <text:list-item>
          <text:p text:style-name="P3"/>
        </text:list-item>
        <text:list-item>
          <text:p text:style-name="P3">ANNIE (vo): I bet so! Sequencing is a classic constraint problem.</text:p>
        </text:list-item>
        <text:list-item>
          <text:p text:style-name="P3"/>
        </text:list-item>
        <text:list-item>
          <text:p text:style-name="P3">LARS: OK, Let’s try!</text:p>
        </text:list-item>
      </text:list>
      <text:p text:style-name="P10">******************</text:p>
      <text:list xml:id="list130948073837352" text:continue-numbering="true" text:style-name="L1">
        <text:list-item>
          <text:p text:style-name="P44"><text:span text:style-name="T9">CUT TO GREEN SCREEN ANNIE OVER</text:span> SCREEN SHOT</text:p>
        </text:list-item>
        <text:list-item>
          <text:p text:style-name="P44"/>
        </text:list-item>
        <text:list-item>
          <text:p text:style-name="P43">ANNIE: Let’s try it with constraint logic programming over finite domains.</text:p>
        </text:list-item>
        <text:list-item>
          <text:p text:style-name="P20"/>
        </text:list-item>
        <text:list-item>
          <text:p text:style-name="P43"/>
        </text:list-item>
      </text:list>
      <text:p text:style-name="P54">:- module(consist, [</text:p>
      <text:p text:style-name="P54"><text:soft-page-break/><text:s text:c="14"/>consist/2</text:p>
      <text:p text:style-name="P54"><text:s text:c="10"/>]).</text:p>
      <text:p text:style-name="P54">/** &lt;module&gt; Tool for arranging train consists</text:p>
      <text:p text:style-name="P54"><text:s/>*</text:p>
      <text:p text:style-name="P54"><text:s/>*/</text:p>
      <text:p text:style-name="P54">:- use_module(library(clpfd)).</text:p>
      <text:list xml:id="list130947200427100" text:continue-numbering="true" text:style-name="L1">
        <text:list-item>
          <text:p text:style-name="P43">ANNIE Do the normal stuff up front.</text:p>
        </text:list-item>
        <text:list-item>
          <text:p text:style-name="P43"/>
        </text:list-item>
        <text:list-item>
          <text:p text:style-name="P43"/>
        </text:list-item>
      </text:list>
      <text:p text:style-name="Preformatted_20_Text">%! <text:s/>consist(+Cars:list, -OrderedCars:list) is nondet</text:p>
      <text:p text:style-name="Preformatted_20_Text">%</text:p>
      <text:p text:style-name="Preformatted_20_Text">% <text:s text:c="2"/>@arg Cars <text:s/>a bag of cars as a list</text:p>
      <text:p text:style-name="Preformatted_20_Text">% <text:s text:c="2"/>@arg OrderedCars a valid ordering of the cars as a list</text:p>
      <text:p text:style-name="Preformatted_20_Text">%</text:p>
      <text:p text:style-name="Preformatted_20_Text">% <text:s text:c="2"/>for simplicity the engine's assumed.</text:p>
      <text:p text:style-name="Preformatted_20_Text">%</text:p>
      <text:p text:style-name="Preformatted_20_Text">consist(Cars, OrderedCars) :-</text:p>
      <text:list xml:id="list130947676690135" text:continue-numbering="true" text:style-name="L1">
        <text:list-item>
          <text:p text:style-name="P43"/>
        </text:list-item>
        <text:list-item>
          <text:p text:style-name="P43">ANNIE: We’ll take a bag of cars – an unordered multiset of cars</text:p>
        </text:list-item>
        <text:list-item>
          <text:p text:style-name="P43">and return them ordered in a valid way.</text:p>
        </text:list-item>
        <text:list-item>
          <text:p text:style-name="P43">The engine’s always on the left, so we <text:s/>don’t need to include it.</text:p>
        </text:list-item>
        <text:list-item>
          <text:p text:style-name="P43"/>
        </text:list-item>
        <text:list-item>
          <text:p text:style-name="P45">What kind of cars do you have?</text:p>
        </text:list-item>
        <text:list-item>
          <text:p text:style-name="P45"/>
        </text:list-item>
      </text:list>
      <text:p text:style-name="P46">************************<text:span text:style-name="T11">******</text:span></text:p>
      <text:p text:style-name="P50">+++++++++++++++++++++++++++</text:p>
      <text:p text:style-name="P50"/>
      <text:list xml:id="list130947472380694" text:continue-numbering="true" text:style-name="L1">
        <text:list-item>
          <text:p text:style-name="P22"><text:span text:style-name="T8">J </text:span>CUT TO STATIC IMAGE rpo, baggage, sleeper, chair,</text:p>
        </text:list-item>
        <text:list-item>
          <text:p text:style-name="P22"/>
        </text:list-item>
        <text:list-item>
          <text:p text:style-name="P22">LARS <text:span text:style-name="T7">(vo)</text:span>: rpo, a railway post office, and a baggage car,</text:p>
        </text:list-item>
        <text:list-item>
          <text:p text:style-name="P22">a sleeping car, and a chair car for short distance passengers</text:p>
        </text:list-item>
        <text:list-item>
          <text:p text:style-name="P22"/>
        </text:list-item>
        <text:list-item>
          <text:p text:style-name="P22"><text:span text:style-name="T8">J </text:span>CUT TO STATIC IMAGE: diner, lounge, dome, observation</text:p>
        </text:list-item>
        <text:list-item>
          <text:p text:style-name="P22"/>
        </text:list-item>
        <text:list-item>
          <text:p text:style-name="P22">LARS <text:span text:style-name="T7">(vo)</text:span>: The diner for meals, a lounge and dome car to pass the time, and</text:p>
        </text:list-item>
        <text:list-item>
          <text:p text:style-name="P22">an observation car – that’s the car with the little porch on the end. </text:p>
        </text:list-item>
        <text:list-item>
          <text:p text:style-name="P22"/>
        </text:list-item>
      </text:list>
      <text:p text:style-name="P55">******<text:span text:style-name="T11">*********</text:span>******</text:p>
      <text:p text:style-name="P58">+++++++++++++++++++</text:p>
      <text:p text:style-name="P55"/>
      <text:p text:style-name="P55"/>
      <text:list xml:id="list130948358172785" text:continue-numbering="true" text:style-name="L1">
        <text:list-item>
          <text:p text:style-name="P22">CUT TO SCREEN <text:span text:style-name="T9">(no greenscreen)</text:span></text:p>
        </text:list-item>
      </text:list>
      <text:p text:style-name="Preformatted_20_Text"/>
      <text:p text:style-name="Preformatted_20_Text"><text:s text:c="4"/><text:tab/>is_list(Cars),</text:p>
      <text:p text:style-name="Preformatted_20_Text"><text:s text:c="4"/><text:tab/>ground(Cars),</text:p>
      <text:p text:style-name="Preformatted_20_Text"><text:s text:c="4"/><text:tab/>maplist(car_type, Cars),</text:p>
      <text:p text:style-name="Preformatted_20_Text"><text:s text:c="4"/>% we'll need the train length for many things</text:p>
      <text:p text:style-name="Preformatted_20_Text"><text:s text:c="4"/><text:tab/>length(Cars, Len),</text:p>
      <text:list xml:id="list130948103804260" text:continue-numbering="true" text:style-name="L1">
        <text:list-item>
          <text:p text:style-name="P22"/>
        </text:list-item>
        <text:list-item>
          <text:p text:style-name="P22">ANNIE (vo): Let’s make sure we’re passed something sane – a grounded list of</text:p>
        </text:list-item>
        <text:list-item>
          <text:p text:style-name="P22">cars. Generally, it’s a good programming strategy to reject lots of bad input right away,</text:p>
        </text:list-item>
        <text:list-item>
          <text:p text:style-name="P22"><text:soft-page-break/>then you don’t have to reason about them.</text:p>
        </text:list-item>
        <text:list-item>
          <text:p text:style-name="P22">We’re going to need the length of the train, let’s grab it now.</text:p>
        </text:list-item>
        <text:list-item>
          <text:p text:style-name="P22"/>
        </text:list-item>
        <text:list-item>
          <text:p text:style-name="P22">ADD TO PROGRAM:</text:p>
        </text:list-item>
      </text:list>
      <text:p text:style-name="Preformatted_20_Text"><text:s/>% create a list of the train positions</text:p>
      <text:p text:style-name="Preformatted_20_Text"><text:s text:c="4"/>% 1 based</text:p>
      <text:p text:style-name="Preformatted_20_Text"><text:s text:c="4"/>length(Order, Len),</text:p>
      <text:p text:style-name="Preformatted_20_Text"><text:s text:c="4"/>Order ins 1..Len,</text:p>
      <text:p text:style-name="Preformatted_20_Text"><text:s text:c="4"/>all_different(Order),</text:p>
      <text:p text:style-name="P21"/>
      <text:list xml:id="list130947995351087" text:continue-numbering="true" text:style-name="L1">
        <text:list-item>
          <text:p text:style-name="P22"/>
        </text:list-item>
        <text:list-item>
          <text:p text:style-name="P22">ANNIE (vo): Now we need a list of what order in the train the cars are in. So if the</text:p>
        </text:list-item>
        <text:list-item>
          <text:p text:style-name="P22">first car in Cars is the diner, then the first element of Order will eventually be the</text:p>
        </text:list-item>
        <text:list-item>
          <text:p text:style-name="P22">diner’s location in the train.</text:p>
        </text:list-item>
        <text:list-item>
          <text:p text:style-name="P22"/>
        </text:list-item>
        <text:list-item>
          <text:p text:style-name="P22">LARS (vo): Hey, wait! You haven’t used Order yet – and you HAVE used Len – you’ll get a list</text:p>
        </text:list-item>
        <text:list-item>
          <text:p text:style-name="P22">of length Len full of unbound variables. Is that what you really wanted?</text:p>
        </text:list-item>
      </text:list>
      <text:p text:style-name="P21"/>
      <text:p text:style-name="P57">*****************</text:p>
      <text:p text:style-name="P47">Cut to ANNIE</text:p>
      <text:p text:style-name="P47"/>
      <text:list xml:id="list130948207824011" text:continue-numbering="true" text:style-name="L1">
        <text:list-item>
          <text:p text:style-name="P45">ANNIE: Yes – it is! we’ll start with unbound variables, and start applying constraints to them.</text:p>
        </text:list-item>
        <text:list-item>
          <text:p text:style-name="P45">So if this car can’t be before another car, we can constrain that one element of this list is less than another one.</text:p>
        </text:list-item>
        <text:list-item>
          <text:p text:style-name="P48">I’ve already added a couple constraints – First, I made every element in Order be in 1 through Len.</text:p>
        </text:list-item>
        <text:list-item>
          <text:p text:style-name="P48"/>
        </text:list-item>
        <text:list-item>
          <text:p text:style-name="P48"><text:span text:style-name="T8">LARS(vo): </text:span>That makes sense – we can’t have a car in position 9 in a 6 car train.</text:p>
        </text:list-item>
        <text:list-item>
          <text:p text:style-name="P48"/>
        </text:list-item>
        <text:list-item>
          <text:p text:style-name="P48"><text:span text:style-name="T8">Annie: </text:span>Second, I’ve made sure that there’s one car in each position. All_different makes sure there’s only one car that’s first, one that’s second, and so on, since they all have to be numbered, and all different.</text:p>
        </text:list-item>
        <text:list-item>
          <text:p text:style-name="P45"/>
        </text:list-item>
        <text:list-item>
          <text:p text:style-name="P48">LARS(vo): <text:span text:style-name="T4">That’s the pigeonhole principle. <text:s/>Annie, won’t </text:span>we have lots of constraints?</text:p>
        </text:list-item>
        <text:list-item>
          <text:p text:style-name="P48"/>
        </text:list-item>
        <text:list-item>
          <text:p text:style-name="P48">ANNIE: Yes, but that’s OK – we don’t have to solve the constraint system ourselves, clp(fd) can do it.</text:p>
        </text:list-item>
      </text:list>
      <text:p text:style-name="P57">***************************** </text:p>
      <text:p text:style-name="P58">++++++++++++++++++++++++++</text:p>
      <text:p text:style-name="P57">CUT to SCREENSHOT (no greenscreen)</text:p>
      <text:p text:style-name="Preformatted_20_Text"><text:s text:c="4"/>% add the constraints</text:p>
      <text:p text:style-name="Preformatted_20_Text"><text:s text:c="4"/>constrain_positions(Cars, Order),</text:p>
      <text:p text:style-name="Preformatted_20_Text"><text:s text:c="4"/>% minimize distance to diner</text:p>
      <text:list xml:id="list130948034299468" text:continue-numbering="true" text:style-name="L1">
        <text:list-item>
          <text:p text:style-name="P23"/>
        </text:list-item>
        <text:list-item>
          <text:p text:style-name="P25">So, the cars are going to have some rules about where they can be, and those will add constraints to Order. Let’s do that in it’s own predicate.</text:p>
        </text:list-item>
        <text:list-item>
          <text:p text:style-name="P25"/>
        </text:list-item>
        <text:list-item>
          <text:p text:style-name="P25">LARS (vo): We want the diner to be near to everyone, since it’s hard to move along the train, and disrupts other passengers.</text:p>
        </text:list-item>
        <text:list-item>
          <text:p text:style-name="P25"/>
        </text:list-item>
        <text:list-item>
          <text:p text:style-name="P25"><text:soft-page-break/>ANNIE(vo): OK, let’s add a variable Dist, which is some measure of how hard it is to get to the diner, and then minimize it.</text:p>
        </text:list-item>
        <text:list-item>
          <text:p text:style-name="P25"/>
        </text:list-item>
      </text:list>
      <text:p text:style-name="Preformatted_20_Text"><text:s text:c="4"/>% we constrain Dist to be distance to diner</text:p>
      <text:p text:style-name="Preformatted_20_Text"><text:s text:c="4"/>diner_dist(Cars, Order, Dist),</text:p>
      <text:list xml:id="list130947436791400" text:continue-numbering="true" text:style-name="L1">
        <text:list-item>
          <text:p text:style-name="P24"/>
        </text:list-item>
        <text:list-item>
          <text:p text:style-name="P25">Lars(vo): Oh, neat, we can do optimization as well.</text:p>
        </text:list-item>
        <text:list-item>
          <text:p text:style-name="P25"/>
        </text:list-item>
      </text:list>
      <text:p text:style-name="Preformatted_20_Text"><text:s text:c="4"/>% label the cars</text:p>
      <text:p text:style-name="Preformatted_20_Text"><text:s text:c="4"/>labeling([min(Dist), ff], [Dist| Order]),</text:p>
      <text:list xml:id="list130948295781590" text:continue-numbering="true" text:style-name="L1">
        <text:list-item>
          <text:p text:style-name="P25"/>
        </text:list-item>
        <text:list-item>
          <text:p text:style-name="P25">Annie (vo): Yes, we just pass Dist as a variable to minimize when ordering solutions. </text:p>
        </text:list-item>
        <text:list-item>
          <text:p text:style-name="P25">Labeling forces all the variables in it’s second argument to be ground. In this case, Dist, and</text:p>
        </text:list-item>
        <text:list-item>
          <text:p text:style-name="P25">all the car orders.</text:p>
        </text:list-item>
        <text:list-item>
          <text:p text:style-name="P25"/>
        </text:list-item>
        <text:list-item>
          <text:p text:style-name="P25">Lars(vo): what’s the first argument?</text:p>
        </text:list-item>
        <text:list-item>
          <text:p text:style-name="P25"/>
        </text:list-item>
        <text:list-item>
          <text:p text:style-name="P25">Annie(vo): <text:span text:style-name="T3">the options to the predicate labeling. We want to minimize Dist, and we select fail fast as a strategy for finding labeling. I’ve found fail fast to be a good strategy when there are lots of options, like here.</text:span></text:p>
        </text:list-item>
        <text:list-item>
          <text:p text:style-name="P26"/>
        </text:list-item>
      </text:list>
      <text:p text:style-name="Preformatted_20_Text"><text:s text:c="4"/>pairs_keys_values(Pairs, Order, Cars),</text:p>
      <text:p text:style-name="Preformatted_20_Text"><text:s text:c="4"/>keysort(Pairs, OrderedPairs),</text:p>
      <text:p text:style-name="Preformatted_20_Text"><text:s text:c="4"/>pairs_keys_values(OrderedPairs, _, OrderedCars).</text:p>
      <text:list xml:id="list130948928652757" text:continue-numbering="true" text:style-name="L1">
        <text:list-item>
          <text:p text:style-name="P26"/>
        </text:list-item>
        <text:list-item>
          <text:p text:style-name="P27">Annie (cont vo):</text:p>
        </text:list-item>
        <text:list-item>
          <text:p text:style-name="P27"><text:s text:c="4"/>Now we have the order list ground, but that’s not a good way to deliver the info to the user. We’ll make car-order pairs, then sort them by order, and strip the cars back out using the handy pairs library in SWI-Prolog.</text:p>
        </text:list-item>
        <text:list-item>
          <text:p text:style-name="P28">With that out of the way, we’re ready to start thinking about the actual rules.</text:p>
        </text:list-item>
      </text:list>
      <text:p text:style-name="P58">**********************************</text:p>
      <text:list xml:id="list130948557676357" text:continue-numbering="true" text:style-name="L1">
        <text:list-item>
          <text:p text:style-name="P4">CUT TO Lars</text:p>
        </text:list-item>
        <text:list-item>
          <text:p text:style-name="P4"/>
        </text:list-item>
        <text:list-item>
          <text:p text:style-name="P4">Lars: That varies with the kind of car. </text:p>
        </text:list-item>
        <text:list-item>
          <text:p text:style-name="P4"/>
        </text:list-item>
        <text:list-item>
          <text:p text:style-name="P4">LARS produces BAGGAGE CAR TOY and RPO</text:p>
        </text:list-item>
        <text:list-item>
          <text:p text:style-name="P4"/>
        </text:list-item>
        <text:list-item>
          <text:p text:style-name="P4">Lars <text:s/>(cont): Here’s a baggage car. Passengers aren’t allowed in the baggage car, so it has to be at one end of the train.</text:p>
        </text:list-item>
        <text:list-item>
          <text:p text:style-name="P4"/>
        </text:list-item>
        <text:list-item>
          <text:p text:style-name="P4">ANNIE (vo):OK – We’ll keep two variables, MinWalk and MaxWalk, and only let passengers move around between them.</text:p>
        </text:list-item>
        <text:list-item>
          <text:p text:style-name="P4"/>
        </text:list-item>
        <text:list-item>
          <text:p text:style-name="P4">LARS: This other one is a railway post office. <text:s/>Years ago much mail moved by train. It was sorted aboard the train itself, in the rpo car. Passengers of course can’t move through this car either.</text:p>
        </text:list-item>
        <text:list-item>
          <text:p text:style-name="P4"/>
        </text:list-item>
        <text:list-item>
          <text:p text:style-name="P4">LARS produces OBSERVATION CAR TOY</text:p>
        </text:list-item>
        <text:list-item>
          <text:p text:style-name="P4"/>
        </text:list-item>
        <text:list-item>
          <text:p text:style-name="P4"><text:soft-page-break/>Lars: This is the observation car. It has this fun little porch on the back. But of course you can’t get from it to a car behind it, so it has to be the last car.</text:p>
        </text:list-item>
      </text:list>
      <text:p text:style-name="P11">***************************************</text:p>
      <text:list xml:id="list130948091604114" text:continue-numbering="true" text:style-name="L1">
        <text:list-item>
          <text:p text:style-name="P49">CUT TO Annie </text:p>
        </text:list-item>
        <text:list-item>
          <text:p text:style-name="P49"/>
        </text:list-item>
        <text:list-item>
          <text:p text:style-name="P49">Annie: Ok, so let’s code these restrictions. Remember we still need to write constrain_positions</text:p>
        </text:list-item>
      </text:list>
      <text:p text:style-name="P58">****************************</text:p>
      <text:p text:style-name="P58">++++++++++++++++++++++++++</text:p>
      <text:list xml:id="list130947777796109" text:continue-numbering="true" text:style-name="L1">
        <text:list-item>
          <text:p text:style-name="P29">CUT TO SCREEN</text:p>
        </text:list-item>
        <text:list-item>
          <text:p text:style-name="P29"/>
        </text:list-item>
      </text:list>
      <text:p text:style-name="Preformatted_20_Text">constrain_positions(Cars, Order) :-</text:p>
      <text:p text:style-name="Preformatted_20_Text"><text:s text:c="4"/>length(Cars, Len),</text:p>
      <text:p text:style-name="Preformatted_20_Text"><text:s text:c="4"/>% min and max car # passengers can reach</text:p>
      <text:p text:style-name="Preformatted_20_Text"><text:s text:c="2"/>[MinWalk, MaxWalk] ins 1..Len,</text:p>
      <text:p text:style-name="Preformatted_20_Text"><text:s text:c="4"/>MinWalk #=&lt; MaxWalk,</text:p>
      <text:p text:style-name="Preformatted_20_Text"><text:s text:c="4"/>maplist(a_car(Len, MinWalk, MaxWalk), Cars, Order).</text:p>
      <text:list xml:id="list130948584865571" text:continue-numbering="true" text:style-name="L1">
        <text:list-item>
          <text:p text:style-name="P29"/>
        </text:list-item>
        <text:list-item>
          <text:p text:style-name="P29">We’ll need the length, MinWalk and MaxWalk variables, Cars array, and the Order. We’ll <text:span text:style-name="T10">constraing</text:span> MinWalk and MaxWalk <text:span text:style-name="T10">to </text:span>be reasonable indices, and make Min be less than or equal to Max.</text:p>
        </text:list-item>
        <text:list-item>
          <text:p text:style-name="P29">Then we can add the constraints for each car individually, so we’ll use maplist.</text:p>
        </text:list-item>
        <text:list-item>
          <text:p text:style-name="P29"/>
        </text:list-item>
        <text:list-item>
          <text:p text:style-name="P29">Lars(vo): Neat, so far we haven’t had to do each car type individually.</text:p>
        </text:list-item>
        <text:list-item>
          <text:p text:style-name="P29"/>
        </text:list-item>
        <text:list-item>
          <text:p text:style-name="P29">Annie(vo): Yes, but now we do as we implement a_car.</text:p>
        </text:list-item>
        <text:list-item>
          <text:p text:style-name="P29"/>
        </text:list-item>
      </text:list>
      <text:p text:style-name="Preformatted_20_Text">% the observation must be at the end, and we must</text:p>
      <text:p text:style-name="Preformatted_20_Text">% be able to walk to it</text:p>
      <text:p text:style-name="Preformatted_20_Text">a_car(Len, _MinWalk, Len, observation, Len).</text:p>
      <text:list xml:id="list130947820317661" text:continue-numbering="true" text:style-name="L1">
        <text:list-item>
          <text:p text:style-name="P29"/>
        </text:list-item>
        <text:list-item>
          <text:p text:style-name="P29"><text:span text:style-name="T10">Annie (vo, cont): </text:span>The observation car’s easy – it has to be in position Len. We <text:s/>can also constrain MaxWalk</text:p>
        </text:list-item>
        <text:list-item>
          <text:p text:style-name="P29">to Len since the passengers have to be able to reach it.</text:p>
        </text:list-item>
        <text:list-item>
          <text:p text:style-name="P29"/>
        </text:list-item>
      </text:list>
      <text:p text:style-name="Preformatted_20_Text">% the baggage and RPO cars must be outside the walk area</text:p>
      <text:p text:style-name="Preformatted_20_Text">a_car(_Len, MinWalk, MaxWalk, rpo, Order) :-</text:p>
      <text:p text:style-name="Preformatted_20_Text"><text:s text:c="4"/>Order #&gt; MaxWalk #\/ <text:s/>Order #&lt; MinWalk.</text:p>
      <text:p text:style-name="Preformatted_20_Text">a_car(_Len, MinWalk, MaxWalk, baggage, Order) :-</text:p>
      <text:p text:style-name="Preformatted_20_Text"><text:s text:c="4"/>Order #&gt; MaxWalk #\/ <text:s/>Order #&lt; MinWalk.</text:p>
      <text:p text:style-name="Preformatted_20_Text"/>
      <text:list xml:id="list130948192148020" text:continue-numbering="true" text:style-name="L1">
        <text:list-item>
          <text:p text:style-name="P30"><text:span text:style-name="T10">Annie (vo, cont): </text:span>The baggage and RPO car are the same for our purposes. They have to be outside the walkable area.</text:p>
        </text:list-item>
        <text:list-item>
          <text:p text:style-name="P29"/>
        </text:list-item>
      </text:list>
      <text:p text:style-name="Preformatted_20_Text">% other cars must be walkable</text:p>
      <text:p text:style-name="Preformatted_20_Text">a_car(_Len, MinWalk, MaxWalk, Car, Order) :-</text:p>
      <text:p text:style-name="Preformatted_20_Text"><text:s text:c="4"/>member(Car, [sleeper, chair, diner, lounge, dome]),</text:p>
      <text:p text:style-name="Preformatted_20_Text"><text:s text:c="4"/>Order #&gt;= MinWalk,</text:p>
      <text:p text:style-name="Preformatted_20_Text"><text:s text:c="4"/>Order #=&lt; MaxWalk.</text:p>
      <text:list xml:id="list130947753148523" text:continue-numbering="true" text:style-name="L1">
        <text:list-item>
          <text:p text:style-name="P29"/>
        </text:list-item>
        <text:list-item>
          <text:p text:style-name="P30"><text:span text:style-name="T10">Annie (vo, cont): </text:span>And all the other cars have to be inside the walkable area.</text:p>
        </text:list-item>
        <text:list-item>
          <text:p text:style-name="P29"/>
        </text:list-item>
      </text:list>
      <text:p text:style-name="P60"><text:soft-page-break/>****************************</text:p>
      <text:list xml:id="list130949158949250" text:continue-numbering="true" text:style-name="L1">
        <text:list-item>
          <text:p text:style-name="P59"/>
        </text:list-item>
        <text:list-item>
          <text:p text:style-name="P30"><text:span text:style-name="T12">CUT to CU LARS</text:span></text:p>
        </text:list-item>
        <text:list-item>
          <text:p text:style-name="P30"/>
        </text:list-item>
        <text:list-item>
          <text:p text:style-name="P30">Lars: wow – it’s like we define the problem and we’re done. Are we done?</text:p>
        </text:list-item>
        <text:list-item>
          <text:p text:style-name="P29"/>
        </text:list-item>
        <text:list-item>
          <text:p text:style-name="P29">Annie(vo): We used car_type to get the types of cars, and we need to make the diner distance constraint, but otherwise, yes.</text:p>
        </text:list-item>
        <text:list-item>
          <text:p text:style-name="P29"/>
        </text:list-item>
        <text:list-item>
          <text:p text:style-name="P29">Lars: Oh, yes.</text:p>
        </text:list-item>
        <text:list-item>
          <text:p text:style-name="P29"/>
        </text:list-item>
      </text:list>
      <text:p text:style-name="P60">***************************</text:p>
      <text:p text:style-name="P60"/>
      <text:p text:style-name="P60">CUT TO SCREEN, ANNIE GREENSCREEN</text:p>
      <text:p text:style-name="Preformatted_20_Text">car_type(X) :-</text:p>
      <text:p text:style-name="Preformatted_20_Text"><text:s text:c="4"/>member(X, [rpo, baggage, sleeper, chair, diner, lounge, dome, observation]).</text:p>
      <text:list xml:id="list130948765691514" text:continue-numbering="true" text:style-name="L1">
        <text:list-item>
          <text:p text:style-name="P29"/>
        </text:list-item>
        <text:list-item>
          <text:p text:style-name="P29">Here’s the types of cars</text:p>
        </text:list-item>
        <text:list-item>
          <text:p text:style-name="P29"/>
        </text:list-item>
        <text:list-item>
          <text:p text:style-name="P29">Hey, Lars, what if there’s no diner?</text:p>
        </text:list-item>
        <text:list-item>
          <text:p text:style-name="P29"/>
        </text:list-item>
        <text:list-item>
          <text:p text:style-name="P29">Lars(vo): Oh! If there’s no diner, nobody walks to the diner, so the distance is zero.</text:p>
        </text:list-item>
        <text:list-item>
          <text:p text:style-name="P29"/>
        </text:list-item>
      </text:list>
      <text:p text:style-name="Preformatted_20_Text">diner_dist(Cars, _, 0) :-</text:p>
      <text:p text:style-name="Preformatted_20_Text"><text:s text:c="4"/>\+ memberchk(diner, Cars). % no diner!</text:p>
      <text:list xml:id="list130947153028114" text:continue-numbering="true" text:style-name="L1">
        <text:list-item>
          <text:p text:style-name="P29"/>
        </text:list-item>
        <text:list-item>
          <text:p text:style-name="P32">Lars(vo) … so, we’ll need the diner’s location – but that’s not known yet.</text:p>
        </text:list-item>
        <text:list-item>
          <text:p text:style-name="P32"/>
        </text:list-item>
        <text:list-item>
          <text:p text:style-name="P32">Annie: But if we find the diner in the Cars list, the corresponding element of the Order list is the Diner’s location – even though we don’t yet know it, we can use it to constrain other things.</text:p>
        </text:list-item>
        <text:list-item>
          <text:p text:style-name="P32"/>
        </text:list-item>
        <text:list-item>
          <text:p text:style-name="P32">Lars(vo): that’s kind of magical.</text:p>
        </text:list-item>
      </text:list>
      <text:p text:style-name="P31"/>
      <text:p text:style-name="P61">**********************</text:p>
      <text:p text:style-name="P61">+++++++++++++++++++</text:p>
      <text:p text:style-name="P61">CUT to SCREEN ONLY</text:p>
      <text:p text:style-name="P61"/>
      <text:p text:style-name="Preformatted_20_Text">diner_dist(Cars, Order, Dist) :-</text:p>
      <text:p text:style-name="Preformatted_20_Text"><text:s text:c="4"/>nth1(DinerIndex, Cars, diner), % diner location in Cars</text:p>
      <text:p text:style-name="Preformatted_20_Text"><text:s text:c="4"/>nth1(DinerIndex, Order, DinerLoc), % unbound diner location</text:p>
      <text:p text:style-name="Preformatted_20_Text"><text:s text:c="4"/>diner_dist(Cars, Order, DinerLoc, 0, Dist).</text:p>
      <text:p text:style-name="P31"/>
      <text:p text:style-name="P61">Fill in individual lines during this:</text:p>
      <text:list xml:id="list130948932366843" text:continue-numbering="true" text:style-name="L1">
        <text:list-item>
          <text:p text:style-name="P34">Annie: <text:span text:style-name="T12">OK, got the index of the diner with the first line, then we grab the variable that will be the diner's location and unify with DinerLoc. </text:span>So DinerLoc is now constrained to be the location of the diner. and <text:span text:style-name="T13">now we can </text:span>call diner_dist with more arguments.</text:p>
        </text:list-item>
        <text:list-item>
          <text:p text:style-name="P33"/>
        </text:list-item>
        <text:list-item>
          <text:p text:style-name="P33">Lars (vo): What’s the zero?</text:p>
        </text:list-item>
        <text:list-item>
          <text:p text:style-name="P33"/>
        </text:list-item>
        <text:list-item>
          <text:p text:style-name="P33"><text:soft-page-break/>Annie (vo): A variable constrained to the distance score we’ve accumulated already. It’s weird to think of zero as a variable you can constrain to, but that’s what unification is – constraining to a known value.</text:p>
        </text:list-item>
        <text:list-item>
          <text:p text:style-name="P33">Lars vo : so, if a chair or sleeper is 2 cars from the diner, we add 2 to that.</text:p>
        </text:list-item>
        <text:list-item>
          <text:p text:style-name="P33"/>
        </text:list-item>
        <text:list-item>
          <text:p text:style-name="P33">Annie(vo): Yes – more accurately, we make a new variable constrained to 2 more than the last value. Remember, when this code is executing we don’t know the car’s positions, so we don’t know <text:span text:style-name="T14">it's a 2</text:span>, but we can still constrain <text:span text:style-name="T14">to be more by this value</text:span>.</text:p>
        </text:list-item>
        <text:list-item>
          <text:p text:style-name="P33"/>
        </text:list-item>
        <text:list-item>
          <text:p text:style-name="P36">Lars (vo): hey, Annie, what about cars like the lounge?</text:p>
        </text:list-item>
        <text:list-item>
          <text:p text:style-name="P36"/>
        </text:list-item>
        <text:list-item>
          <text:p text:style-name="P36">Annie (vo): What do you want to do about them?</text:p>
        </text:list-item>
        <text:list-item>
          <text:p text:style-name="P36"/>
        </text:list-item>
        <text:list-item>
          <text:p text:style-name="P36">Lars(vo): I think we can ignore those. <text:span text:style-name="T15">Sometimes people will go from the lounge to dinner, but we can ignore them.</text:span></text:p>
        </text:list-item>
        <text:list-item>
          <text:p text:style-name="P36"/>
        </text:list-item>
        <text:list-item>
          <text:p text:style-name="P36">Annie(vo) OK -</text:p>
        </text:list-item>
      </text:list>
      <text:p text:style-name="P35"/>
      <text:list xml:id="list130948355689176" text:continue-numbering="true" text:style-name="L1">
        <text:list-item>
          <text:p text:style-name="P37"><text:span text:style-name="T15">Annie (vo, cont): </text:span>This is a recursive solution, so when we run out of cars we have to have a base case – constrain Dist to SoFar.</text:p>
        </text:list-item>
        <text:list-item>
          <text:p text:style-name="P37"/>
        </text:list-item>
      </text:list>
      <text:p text:style-name="P62">J LAP ADD:</text:p>
      <text:p text:style-name="Preformatted_20_Text">diner_dist([], _, _, Dist, Dist).</text:p>
      <text:list xml:id="list130948392549630" text:continue-numbering="true" text:style-name="L1">
        <text:list-item>
          <text:p text:style-name="P36"/>
        </text:list-item>
        <text:list-item>
          <text:p text:style-name="P37"><text:span text:style-name="T15">Annie (vo, cont): </text:span>And now if it’s a chair or sleeper we can make a new variable constrained to SoFar <text:s/>plus the distance for this car. And then recursively call to <text:s/>keep adding cars.</text:p>
        </text:list-item>
        <text:list-item>
          <text:p text:style-name="P36"/>
        </text:list-item>
      </text:list>
      <text:p text:style-name="Preformatted_20_Text">diner_dist([Car | T], [Order|OT], DinerLoc, SoFar, Dist) :-</text:p>
      <text:p text:style-name="Preformatted_20_Text"><text:s text:c="4"/>member(Car, [sleeper, chair]),</text:p>
      <text:p text:style-name="Preformatted_20_Text"><text:s text:c="4"/>NewSoFar #= SoFar + abs(DinerLoc - Order),</text:p>
      <text:p text:style-name="Preformatted_20_Text"><text:s text:c="4"/>diner_dist(T, OT, DinerLoc, NewSoFar, Dist).</text:p>
      <text:list xml:id="list130948119016548" text:continue-numbering="true" text:style-name="L1">
        <text:list-item>
          <text:p text:style-name="P36"/>
        </text:list-item>
        <text:list-item>
          <text:p text:style-name="P36">Lars(vo): what about the other cars, like the lounge?</text:p>
        </text:list-item>
        <text:list-item>
          <text:p text:style-name="P36"/>
        </text:list-item>
      </text:list>
      <text:p text:style-name="P35">diner_dist([Car | T], [_|OT], DinerLoc, SoFar, Dist) :-</text:p>
      <text:p text:style-name="P35"><text:s text:c="4"/>member(Car, [rpo, baggage, diner, lounge, dome, observation]),</text:p>
      <text:p text:style-name="P35"><text:s text:c="4"/>diner_dist(T, OT, DinerLoc, SoFar, Dist).</text:p>
      <text:list xml:id="list130948367742062" text:continue-numbering="true" text:style-name="L1">
        <text:list-item>
          <text:p text:style-name="P36"/>
        </text:list-item>
        <text:list-item>
          <text:p text:style-name="P36">Annie (vo): We just pass our SoFar variable through.</text:p>
        </text:list-item>
      </text:list>
      <text:p text:style-name="P62">*****************</text:p>
      <text:list xml:id="list130948855423081" text:continue-numbering="true" text:style-name="L1">
        <text:list-item>
          <text:p text:style-name="P6">CUT TO LARS</text:p>
        </text:list-item>
        <text:list-item>
          <text:p text:style-name="P7"/>
        </text:list-item>
        <text:list-item>
          <text:p text:style-name="P6">Lars: Hey, that’s it! Only that little bit of diner_dist felt like normal Prolog code – most of it is just setting up constraints. <text:s/>Will it work?</text:p>
        </text:list-item>
      </text:list>
      <text:p text:style-name="P12">****************</text:p>
      <text:list xml:id="list130948719682328" text:continue-numbering="true" text:style-name="L1">
        <text:list-item>
          <text:p text:style-name="P51">CUT TO ANNIE</text:p>
        </text:list-item>
        <text:list-item>
          <text:p text:style-name="P51"/>
        </text:list-item>
        <text:list-item>
          <text:p text:style-name="P51">Annie: Sure! All my programs work the first time!</text:p>
        </text:list-item>
      </text:list>
      <text:p text:style-name="P62">*******************</text:p>
      <text:list xml:id="list130948768243546" text:continue-numbering="true" text:style-name="L1">
        <text:list-item>
          <text:p text:style-name="P6"><text:soft-page-break/>CUT TO LARS:</text:p>
        </text:list-item>
        <text:list-item>
          <text:p text:style-name="P6">(laughs) </text:p>
        </text:list-item>
        <text:list-item>
          <text:p text:style-name="P6">Lars: Are you sure there’s not some magic of video editing going on there?</text:p>
        </text:list-item>
      </text:list>
      <text:p text:style-name="P5"/>
      <text:p text:style-name="P52">***************</text:p>
      <text:list xml:id="list130949001839936" text:continue-numbering="true" text:style-name="L1">
        <text:list-item>
          <text:p text:style-name="P53">CUT TO ANNIE</text:p>
        </text:list-item>
        <text:list-item>
          <text:p text:style-name="P51"><text:span text:style-name="T15">ANNIE: </text:span>Honestly, this program almost did run the first time. I made a mistake in diner_dist. But I’ve noticed that clp(fd) programs, though they are hard to write, often have few bugs.</text:p>
        </text:list-item>
      </text:list>
      <text:p text:style-name="P52">*************</text:p>
      <text:p text:style-name="P12">CUT TO LARS</text:p>
      <text:list xml:id="list130948153640732" text:continue-numbering="true" text:style-name="L1">
        <text:list-item>
          <text:p text:style-name="P6">Lars: So let’s try it!</text:p>
        </text:list-item>
      </text:list>
      <text:p text:style-name="P5"/>
      <text:p text:style-name="P12">****************</text:p>
      <text:p text:style-name="P12">+++++++++++++++++</text:p>
      <text:list xml:id="list130949162801342" text:continue-numbering="true" text:style-name="L1">
        <text:list-item>
          <text:p text:style-name="P38">CUT TO SCREEN (Terminal).</text:p>
        </text:list-item>
        <text:list-item>
          <text:p text:style-name="P38">Show TYPING in the query.</text:p>
        </text:list-item>
        <text:list-item>
          <text:p text:style-name="P38"/>
        </text:list-item>
        <text:list-item>
          <text:p text:style-name="P38">?- consist([baggage, observation, diner, sleeper, sleeper], X).</text:p>
        </text:list-item>
        <text:list-item>
          <text:p text:style-name="P38">X = [baggage, sleeper, diner, sleeper, observation] ;</text:p>
        </text:list-item>
        <text:list-item>
          <text:p text:style-name="P38">X = [baggage, sleeper, diner, sleeper, observation] ;</text:p>
        </text:list-item>
        <text:list-item>
          <text:p text:style-name="P38">X = [baggage, diner, sleeper, sleeper, observation] ;</text:p>
        </text:list-item>
        <text:list-item>
          <text:p text:style-name="P38">X = [baggage, diner, sleeper, sleeper, observation] ;</text:p>
        </text:list-item>
        <text:list-item>
          <text:p text:style-name="P38">X = [baggage, sleeper, sleeper, diner, observation] ;</text:p>
        </text:list-item>
        <text:list-item>
          <text:p text:style-name="P38">X = [baggage, sleeper, sleeper, diner, observation] ;</text:p>
        </text:list-item>
        <text:list-item>
          <text:p text:style-name="P38">false.</text:p>
        </text:list-item>
        <text:list-item>
          <text:p text:style-name="P38"/>
        </text:list-item>
        <text:list-item>
          <text:p text:style-name="P38">Lars (vo): That was great! What happens if a consist is impossible? Like if there’s two observation cars, they can’t both be on the back.</text:p>
        </text:list-item>
        <text:list-item>
          <text:p text:style-name="P38"/>
        </text:list-item>
        <text:list-item>
          <text:p text:style-name="P38">?- consist([observation, baggage, observation], X).</text:p>
        </text:list-item>
        <text:list-item>
          <text:p text:style-name="P38">false.</text:p>
        </text:list-item>
        <text:list-item>
          <text:p text:style-name="P38"/>
        </text:list-item>
        <text:list-item>
          <text:p text:style-name="P40">Lars (vo): <text:s/>oh, of course – no solution is possible, so it fails.</text:p>
        </text:list-item>
      </text:list>
      <text:p text:style-name="P39"/>
      <text:p text:style-name="P62">******************</text:p>
      <text:list xml:id="list130948713968208" text:continue-numbering="true" text:style-name="L1">
        <text:list-item>
          <text:p text:style-name="P8">CUT TO LARS:</text:p>
        </text:list-item>
        <text:list-item>
          <text:p text:style-name="P8"/>
        </text:list-item>
        <text:list-item>
          <text:p text:style-name="P8">Lars: Hey, Annie, how does performance of this compare to solving it by recursive descent in Prolog?</text:p>
        </text:list-item>
      </text:list>
      <text:p text:style-name="P5"/>
      <text:p text:style-name="P12">*****************</text:p>
      <text:list xml:id="list130948414239275" text:continue-numbering="true" text:style-name="L1">
        <text:list-item>
          <text:p text:style-name="P40"/>
        </text:list-item>
        <text:list-item>
          <text:p text:style-name="P40"/>
        </text:list-item>
        <text:list-item>
          <text:p text:style-name="P40">Annie: Usually it’s better. The constraint system prunes the search tree early.</text:p>
        </text:list-item>
        <text:list-item>
          <text:p text:style-name="P40">I discovered something interesting when fiddlign with <text:s/>timing this: </text:p>
        </text:list-item>
      </text:list>
      <text:p text:style-name="P62">***********************</text:p>
      <text:list xml:id="list130949028286981" text:continue-numbering="true" text:style-name="L1">
        <text:list-item>
          <text:p text:style-name="P41">CUT TO TERMINAL SCREEN</text:p>
        </text:list-item>
        <text:list-item>
          <text:p text:style-name="P63">TYPE IN LINE</text:p>
        </text:list-item>
      </text:list>
      <text:p text:style-name="Preformatted_20_Text"><text:soft-page-break/>?- time(consist([baggage, observation, diner, sleeper, sleeper], X)).</text:p>
      <text:p text:style-name="Preformatted_20_Text">% 49,456 inferences, 0.007 CPU in 0.007 seconds (100% CPU, 7181873 Lips)</text:p>
      <text:p text:style-name="Preformatted_20_Text">X = [baggage, sleeper, diner, sleeper, observation] ;</text:p>
      <text:p text:style-name="Preformatted_20_Text">% 554 inferences, 0.000 CPU in 0.000 seconds (99% CPU, 1392845 Lips)</text:p>
      <text:p text:style-name="Preformatted_20_Text">X = [baggage, sleeper, diner, sleeper, observation] ;</text:p>
      <text:p text:style-name="Preformatted_20_Text">% 26,051 inferences, 0.008 CPU in 0.008 seconds (100% CPU, 3287744 Lips)</text:p>
      <text:p text:style-name="Preformatted_20_Text">X = [baggage, diner, sleeper, sleeper, observation] ;</text:p>
      <text:p text:style-name="Preformatted_20_Text">% 559 inferences, 0.000 CPU in 0.000 seconds (99% CPU, 1543917 Lips)</text:p>
      <text:p text:style-name="Preformatted_20_Text">X = [baggage, diner, sleeper, sleeper, observation] ;</text:p>
      <text:p text:style-name="Preformatted_20_Text">% 5,202 inferences, 0.003 CPU in 0.003 seconds (100% CPU, 1726471 Lips)</text:p>
      <text:p text:style-name="Preformatted_20_Text">X = [baggage, sleeper, sleeper, diner, observation] ;</text:p>
      <text:p text:style-name="Preformatted_20_Text">% 702 inferences, 0.000 CPU in 0.000 seconds (99% CPU, 1524086 Lips)</text:p>
      <text:p text:style-name="Preformatted_20_Text">X = [baggage, sleeper, sleeper, diner, observation] ;</text:p>
      <text:p text:style-name="Preformatted_20_Text">% 18,391 inferences, 0.007 CPU in 0.007 seconds (100% CPU, 2675293 Lips)</text:p>
      <text:p text:style-name="Preformatted_20_Text">false.</text:p>
      <text:p text:style-name="Preformatted_20_Text"/>
      <text:list xml:id="list130948869903831" text:continue-numbering="true" text:style-name="L1">
        <text:list-item>
          <text:p text:style-name="P40">Annie (cont, vo): The majority of the work is saved from one solution to the next. Notice</text:p>
        </text:list-item>
        <text:list-item>
          <text:p text:style-name="P40">that the second solution is identical, but it only took 554 inferences to discover that.</text:p>
        </text:list-item>
        <text:list-item>
          <text:p text:style-name="P40"/>
        </text:list-item>
        <text:list-item>
          <text:p text:style-name="P40">When it moves the diner to the front, that’s less optimal, so it has to undo a lot of work. But then the redundant solution is quick, and even swapping the diner behind the sleepers is pretty quick. </text:p>
        </text:list-item>
        <text:list-item>
          <text:p text:style-name="P40"/>
        </text:list-item>
        <text:list-item>
          <text:p text:style-name="P40">The last one is high because it has to exhaust the search space. </text:p>
        </text:list-item>
      </text:list>
      <text:p text:style-name="P39"/>
      <text:p text:style-name="P62">*****************************</text:p>
      <text:list xml:id="list130948820726607" text:continue-numbering="true" text:style-name="L1">
        <text:list-item>
          <text:p text:style-name="P8">CUT TO Int Shot LARS at table with TOY TRAINS and LAPTOP: </text:p>
        </text:list-item>
        <text:list-item>
          <text:p text:style-name="P8">Lars, now happy, is arranging the trains – he checks his laptop in between cars.</text:p>
        </text:list-item>
        <text:list-item>
          <text:p text:style-name="P8"/>
        </text:list-item>
        <text:list-item>
          <text:p text:style-name="P8">Lars looks at CAMERA.</text:p>
        </text:list-item>
        <text:list-item>
          <text:p text:style-name="P8"/>
        </text:list-item>
        <text:list-item>
          <text:p text:style-name="P8">LARS: thanks, Annie! Wow, Prolog and clp(fd) helped! I can arrange my trains</text:p>
        </text:list-item>
        <text:list-item>
          <text:p text:style-name="P8"/>
        </text:list-item>
        <text:list-item>
          <text:p text:style-name="P8">LARS pushes train along and makes TOOT TOOT sound<text:span text:style-name="T5">s</text:span></text:p>
        </text:list-item>
        <text:list-item>
          <text:p text:style-name="P8"/>
        </text:list-item>
        <text:list-item>
          <text:p text:style-name="P9">LAP bring up TRAIN MUSIC</text:p>
        </text:list-item>
        <text:list-item>
          <text:p text:style-name="P8"/>
        </text:list-item>
        <text:list-item>
          <text:p text:style-name="P40">FADE TO <text:span text:style-name="T5">TITLE CARD</text:span></text:p>
        </text:list-item>
        <text:list-item>
          <text:p text:style-name="P40"/>
        </text:list-item>
        <text:list-item>
          <text:p text:style-name="P17">TITLE CARD</text:p>
        </text:list-item>
        <text:list-item>
          <text:p text:style-name="P17">Train Consists with clp(fd)</text:p>
        </text:list-item>
        <text:list-item>
          <text:p text:style-name="P17"/>
        </text:list-item>
        <text:list-item>
          <text:p text:style-name="P15">FADE TO BLACK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0cm" fo:margin-right="0cm" fo:text-indent="0cm" style:auto-text-indent="false"/>
      <style:text-properties fo:color="#00599d" officeooo:rsid="001d21a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20:00.771691646</meta:creation-date>
    <dc:date>2020-07-17T13:09:20.898353995</dc:date>
    <meta:editing-duration>PT41M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9" meta:paragraph-count="381" meta:word-count="2679" meta:character-count="15414" meta:non-whitespace-character-count="13020"/>
  </office:meta>
</office:document-meta>
</file>